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officeooo:rsid="00176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entry LIST</text:p>
      <text:p text:style-name="P3">.extern W</text:p>
      <text:p text:style-name="P3">MAIN: add r3, LIST, <text:span text:style-name="T3">r2</text:span></text:p>
      <text:p text:style-name="P3">LOOP: prn #48</text:p>
      <text:p text:style-name="P3">lea W, r6</text:p>
      <text:p text:style-name="P3">inc r6</text:p>
      <text:p text:style-name="P3">mov r3, K</text:p>
      <text:p text:style-name="P3">sub r1, r4</text:p>
      <text:p text:style-name="P3">bne END</text:p>
      <text:p text:style-name="P3">cmp K, #-6</text:p>
      <text:p text:style-name="P3">bne %END</text:p>
      <text:p text:style-name="P3">dec W</text:p>
      <text:p text:style-name="P3">.entry MAIN</text:p>
      <text:p text:style-name="P3">jmp %LOOP</text:p>
      <text:p text:style-name="P3">add L3, L3</text:p>
      <text:p text:style-name="P3">END: stop</text:p>
      <text:p text:style-name="P3">STR: .string </text:p>
      <text:p text:style-name="P4">LIST: .data 6, -9</text:p>
      <text:p text:style-name="P4">.data -100</text:p>
      <text:p text:style-name="P4">K: .data 31</text:p>
      <text:p text:style-name="P4">.extern L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21-03-13T05:48:35.042642127</dc:date>
    <meta:editing-duration>PT51S</meta:editing-duration>
    <meta:editing-cycles>1</meta:editing-cycles>
    <meta:document-statistic meta:table-count="0" meta:image-count="0" meta:object-count="0" meta:page-count="1" meta:paragraph-count="21" meta:word-count="54" meta:character-count="219" meta:non-whitespace-character-count="185"/>
  </office:meta>
</office:document-meta>
</file>